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list-style-name="LFO1" style:family="paragraph"/>
    <style:style style:name="P7" style:parent-style-name="Textbody" style:list-style-name="LFO1" style:family="paragraph"/>
    <style:style style:name="P8" style:parent-style-name="Textbody" style:list-style-name="LFO1" style:family="paragraph"/>
    <style:style style:name="P9" style:parent-style-name="Textbody" style:list-style-name="LFO1" style:family="paragraph"/>
    <style:style style:name="P10" style:parent-style-name="Textbody" style:list-style-name="LFO1" style:family="paragraph"/>
    <style:style style:name="P11" style:parent-style-name="Textbody" style:list-style-name="LFO1" style:family="paragraph"/>
    <style:style style:name="P12" style:parent-style-name="Textbody" style:list-style-name="LFO1" style:family="paragraph"/>
    <style:style style:name="P13" style:parent-style-name="Textbody" style:list-style-name="LFO1" style:family="paragraph"/>
    <style:style style:name="P14" style:parent-style-name="Textbody" style:list-style-name="LFO1" style:family="paragraph"/>
    <style:style style:name="P15" style:parent-style-name="Textbody" style:list-style-name="LFO1" style:family="paragraph"/>
    <style:style style:name="P16" style:parent-style-name="Textbody" style:list-style-name="LFO1" style:family="paragraph"/>
    <style:style style:name="P17" style:parent-style-name="Textbody" style:list-style-name="LFO1" style:family="paragraph"/>
    <style:style style:name="P18" style:parent-style-name="Textbody" style:list-style-name="LFO1" style:family="paragraph"/>
    <style:style style:name="P19" style:parent-style-name="Textbody" style:list-style-name="LFO1" style:family="paragraph"/>
    <style:style style:name="P20" style:parent-style-name="Textbody" style:list-style-name="LFO1" style:family="paragraph"/>
    <style:style style:name="P21" style:parent-style-name="Textbody" style:list-style-name="LFO1" style:family="paragraph"/>
    <style:style style:name="P22" style:parent-style-name="Textbody" style:family="paragraph">
      <style:paragraph-properties fo:break-before="page"/>
    </style:style>
    <style:style style:name="P23" style:parent-style-name="Textbody" style:list-style-name="LFO1" style:family="paragraph"/>
    <style:style style:name="P24" style:parent-style-name="Textbody" style:list-style-name="LFO1" style:family="paragraph"/>
    <style:style style:name="P25" style:parent-style-name="Textbody" style:list-style-name="LFO1" style:family="paragraph"/>
    <style:style style:name="P26" style:parent-style-name="Textbody" style:list-style-name="LFO1" style:family="paragraph"/>
    <style:style style:name="P27" style:parent-style-name="Textbody" style:list-style-name="LFO1" style:family="paragraph"/>
    <style:style style:name="P28" style:parent-style-name="Textbody" style:list-style-name="LFO1" style:family="paragraph"/>
    <style:style style:name="P29" style:parent-style-name="Textbody" style:list-style-name="LFO1" style:family="paragraph"/>
    <style:style style:name="P30" style:parent-style-name="Textbody" style:list-style-name="LFO1" style:family="paragraph"/>
    <style:style style:name="P31" style:parent-style-name="Textbody" style:list-style-name="LFO1" style:family="paragraph"/>
    <style:style style:name="P32" style:parent-style-name="Textbody" style:list-style-name="LFO1" style:family="paragraph"/>
    <style:style style:name="P33" style:parent-style-name="Textbody" style:list-style-name="LFO1" style:family="paragraph"/>
    <style:style style:name="P34" style:parent-style-name="Textbody" style:list-style-name="LFO1" style:family="paragraph"/>
    <style:style style:name="P35" style:parent-style-name="Textbody" style:list-style-name="LFO1" style:family="paragraph"/>
    <style:style style:name="P36" style:parent-style-name="Textbody" style:list-style-name="LFO1" style:family="paragraph"/>
    <style:style style:name="P37" style:parent-style-name="Textbody" style:list-style-name="LFO1" style:family="paragraph"/>
    <style:style style:name="P38" style:parent-style-name="Textbody" style:list-style-name="LFO1" style:family="paragraph"/>
    <style:style style:name="P39" style:parent-style-name="Textbody" style:list-style-name="LFO1" style:family="paragraph"/>
    <style:style style:name="P40" style:parent-style-name="Textbody" style:list-style-name="LFO1" style:family="paragraph"/>
    <style:style style:name="P41" style:parent-style-name="Textbody" style:list-style-name="LFO1" style:family="paragraph"/>
  </office:automatic-styles>
  <office:body>
    <office:text text:use-soft-page-breaks="true">
      <text:p text:style-name="P1">Aufgaben zu Luna</text:p>
      <text:p text:style-name="Standard"/>
      <text:list text:style-name="LFO1" text:continue-numbering="true">
        <text:list-item>
          <text:p text:style-name="P2">Verschaffen sie sich einen Überblick über die Tabelle tblabteilung</text:p>
        </text:list-item>
        <text:list-item>
          <text:p text:style-name="P3">Lassen sie sich alle Mitarbeiter mit Namen und Vorname anzeigen</text:p>
        </text:list-item>
        <text:list-item>
          <text:p text:style-name="P4">Finden Sie den Namen und Nummer<text:s/>aller Abteilungen, die ihren Sitz in München haben.</text:p>
        </text:list-item>
        <text:list-item>
          <text:p text:style-name="P5">Nennen Sie die Namen und Vornamen aller Mitarbeiter, deren Personalnummer mindestens 15000 ist</text:p>
        </text:list-item>
        <text:list-item>
          <text:p text:style-name="P6">Finden Sie alle Projekte, deren Finanzmittel mehr als 6000 US$ betragen. Der derzeitige Kurs beträgt: 1 US$<text:s/>= 0,9875 €</text:p>
        </text:list-item>
        <text:list-item>
          <text:p text:style-name="P7">Gesucht werden Personalnummer, Projektnummer und Aufgabe der Mitarbeiter, die im Projekt p2 Sachbearbeiter sind.</text:p>
        </text:list-item>
        <text:list-item>
          <text:p text:style-name="P8">Gesucht wird die Personalnummer der Mitarbeiter, die entweder im Projekt p1 oder p2 oder in beiden tätig sind</text:p>
        </text:list-item>
        <text:list-item>
          <text:p text:style-name="P9">Gesucht wird die Personalnummer der Mitarbeiter, die entweder im Projekt p1 oder p2 oder in beiden tätig sind. Jeder Treffer soll nur einmal erscheinen.</text:p>
        </text:list-item>
        <text:list-item>
          <text:p text:style-name="P10">Nennen Sie Personalnummer und Nachnamen der Mitarbeiter, die nicht in der Abteilung a2 arbeiten</text:p>
        </text:list-item>
        <text:list-item>
          <text:p text:style-name="P11">Finden Sie alle Mitarbeiter, deren Personalnummer entweder 29346, 28559 oder 25348 ist</text:p>
        </text:list-item>
        <text:list-item>
          <text:p text:style-name="P12">Nennen Sie alle Mitarbeiter, deren Personalnummer weder 10102 noch 9031 ist</text:p>
        </text:list-item>
        <text:list-item>
          <text:p text:style-name="P13">Nennen Sie Namen und Mittel aller Projekte, deren Etat zwischen 95000,00 € und 120000,00 € liegt.</text:p>
        </text:list-item>
        <text:list-item>
          <text:p text:style-name="P14">Nennen Sie die Personalnummer aller Mitarbeiter, die Projektleiter sind und vor oder nach 1988 eingestellt worden sind. (d.h. nicht im Jahr 1988)</text:p>
        </text:list-item>
        <text:list-item>
          <text:p text:style-name="P15">Finden Sie die Personal- und Projektnummer aller Mitarbeiter, die im Projekt p1 arbeiten und deren Aufgabe noch nicht festgelegt ist.</text:p>
        </text:list-item>
        <text:list-item>
          <text:p text:style-name="P16">Finden Sie Namen und Personalnummer aller Mitarbeiter, deren Name mit "K" beginnt.</text:p>
        </text:list-item>
        <text:list-item>
          <text:p text:style-name="P17">Finden Sie Namen,Vornamen und Personalnummer aller Mitarbeiter, deren Vornamen als zweiten Buchstaben ein "a" hat</text:p>
        </text:list-item>
        <text:list-item>
          <text:p text:style-name="P18">Finden Sie die Abteilungsnummer und Standorte aller Abteilungen, die sich in den Orten, die mit einem Buchstaben zwischen E und N beginnen, befinden.</text:p>
        </text:list-item>
        <text:list-item>
          <text:p text:style-name="P19">Finden Sie Namen, Vornamen und Personalnummer aller Mitarbeiter, deren Namen nicht mit den Buchstaben M, N, O und P, und deren Vornamen nicht mit H beginnt.</text:p>
        </text:list-item>
        <text:list-item>
          <text:p text:style-name="P20">Nennen Sie alle Mitarbeiter, deren Name nicht mit "mann" endet</text:p>
        </text:list-item>
        <text:list-item>
          <text:p text:style-name="P21">Nennen Sie die Abteilungsnummer des Mitarbeiters, dessen Personalnummer 2581 ist und der im Projekt p3 arbeitet.</text:p>
        </text:list-item>
      </text:list>
      <text:p text:style-name="P22"/>
      <text:list text:style-name="LFO1" text:continue-numbering="true">
        <text:list-item>
          <text:p text:style-name="P23">Nennen Sie die Nummern aller Projekte, in welchen Mitarbeiter arbeiten,<text:s/>deren Personalnummer kleiner als die Nummer des Mitarbeiters Müller ist.</text:p>
        </text:list-item>
        <text:list-item>
          <text:p text:style-name="P24">Nennen Sie die Daten aller Mitarbeiter, die in München arbeiten.</text:p>
        </text:list-item>
        <text:list-item>
          <text:p text:style-name="P25">Nennen Sie die Namen aller Mitarbeiter, die im Projekt Apollo arbeiten</text:p>
        </text:list-item>
        <text:list-item>
          <text:p text:style-name="P26">Gruppieren Sie die Mitarbeiter nach Projektnummer und Aufgabe</text:p>
        </text:list-item>
        <text:list-item>
          <text:p text:style-name="P27">Nennen Sie die kleinste Personalnummer eines Mitarbeiters</text:p>
        </text:list-item>
        <text:list-item>
          <text:p text:style-name="P28">Nennen Sie Personalnummer und Namen des Mitarbeiters mit der kleinsten Personalnummer</text:p>
        </text:list-item>
        <text:list-item>
          <text:p text:style-name="P29">Finden Sie die Personalnummer des Projektleiters, der in dieser Position als letzter eingestellt wurde</text:p>
        </text:list-item>
        <text:list-item>
          <text:p text:style-name="P30">Berechnen Sie die Summe der finanziellen Mittel aller Projekte</text:p>
        </text:list-item>
        <text:list-item>
          <text:p text:style-name="P31">Berechnen Sie das arithmetische Mittel der Geldbeträge, die höher als 100000 € sind.</text:p>
        </text:list-item>
        <text:list-item>
          <text:p text:style-name="P32">Finden Sie heraus, wie viele verschiedene Aufgaben in jedem Projekt ausgeübt werden</text:p>
        </text:list-item>
        <text:list-item>
          <text:p text:style-name="P33">Finden<text:s/>Sie heraus, wie viele Mitarbeiter in jedem Projekt arbeiten</text:p>
        </text:list-item>
        <text:list-item>
          <text:p text:style-name="P34">Erstellen Sie eine Übersicht, wie viele Mitarbeiter welcher Tätigkeit nachgehen.</text:p>
        </text:list-item>
        <text:list-item>
          <text:p text:style-name="P35">Nennen Sie alle Projekte, in denen weniger als vier Mitarbeiter beschäftigt sind.</text:p>
        </text:list-item>
        <text:list-item>
          <text:p text:style-name="P36">Finden Sie für jeden Mitarbeiter, zusätzlich zu seiner Personalnummer, Namen und Vornamen, auch die Abteilungsnummer und den Standort der Abteilung</text:p>
        </text:list-item>
        <text:list-item>
          <text:p text:style-name="P37">Finden Sie die Daten der Mitarbeiter, die im Projekt Gemini arbeiten.</text:p>
        </text:list-item>
        <text:list-item>
          <text:p text:style-name="P38">Nennen Sie die Abteilungsnummern aller Mitarbeiter, die am 15.10.1989 eingestellt wurden.</text:p>
        </text:list-item>
        <text:list-item>
          <text:p text:style-name="P39">Nennen Sie Namen u. Vornamen aller Projektleiter, deren Abteilung den Standort Stuttgart hat.</text:p>
        </text:list-item>
        <text:list-item>
          <text:p text:style-name="P40">Nennen Sie die Namen der Projekte, in denen Mitarbeiter tätig sind, die zur Abteilung Diagnose gehören.</text:p>
        </text:list-item>
        <text:list-item>
          <text:p text:style-name="P41">Finden Sie alle Abteilungen, an<text:s/>deren Standorten sich weitere Abteilungen befinden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02in" fo:margin-left="0.7875in" fo:margin-bottom="0.7875in" fo:margin-right="0.53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inam</meta:initial-creator>
    <dc:creator>Karl Steinam</dc:creator>
    <meta:creation-date>2018-02-07T13:24:00Z</meta:creation-date>
    <dc:date>2018-02-07T13:24:00Z</dc:date>
    <meta:print-date>2012-02-07T10:49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18" meta:character-count="3777" meta:row-count="27" meta:non-whitespace-character-count="3266"/>
  </office:meta>
</office:document-meta>
</file>